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fbbbf" officeooo:paragraph-rsid="000fbbb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obot design…</text:p>
      <text:p text:style-name="P1"/>
      <text:p text:style-name="P1">I need a 3d printer with wheels. It also needs a monorail track. But the track needs to be configured like this. The robot takes a 3d image of the ground to determine altitudes of the local ground and build area, figures out the highest point in the build area, and then extednds up to that elevation and has 5 pieces of track stored underneath it that just rearrange themselves to be an inifinite track. </text:p>
      <text:p text:style-name="P1"/>
      <text:p text:style-name="P1">Foams need to be conductive of electricity to varying degrees and replace all elevtronic components. Even led and vacuum tubes. </text:p>
      <text:p text:style-name="P1"/>
      <text:p text:style-name="P1">Resins need to cure and semi uncure to a gel to get an even better bond and have the ability to mix in magnetic and electric materials so that resins can replace all electronic components even led. </text:p>
      <text:p text:style-name="P1"/>
      <text:p text:style-name="P1">Do the same with HDPE and stuff. </text:p>
      <text:p text:style-name="P1"/>
      <text:p text:style-name="P1">Think like I need a cheap 3d printable robot that can build my 3d printable cars and boats and planes for me and test the components in different ways. </text:p>
      <text:p text:style-name="P1"/>
      <text:p text:style-name="P1">Under 500 dollar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1T10:13:07.846000000</meta:creation-date>
    <dc:date>2018-05-01T10:21:47.526000000</dc:date>
    <meta:editing-duration>PT8M40S</meta:editing-duration>
    <meta:editing-cycles>1</meta:editing-cycles>
    <meta:document-statistic meta:table-count="0" meta:image-count="0" meta:object-count="0" meta:page-count="1" meta:paragraph-count="7" meta:word-count="173" meta:character-count="948" meta:non-whitespace-character-count="776"/>
    <meta:generator>LibreOffice/6.0.3.2$Windows_X86_64 LibreOffice_project/8f48d515416608e3a835360314dac7e47fd0b821</meta:generator>
  </office:meta>
</office:document-meta>
</file>